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ResourceResolverTests.resolveFromClasspath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ResourceResolverTests.getResource( String fil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ResolverTests.checkRelativ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UrlResource.getSavedRelativ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ResolverTests.ignoreInvalidEscap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ResolverTests.relativePathEncodedForUr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ResourceResolverTests.resolvePathRoo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ResourceResolverTests.checkResourceWithAllowed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ResourceResolverTests.testCheckResource( Resource location , String reques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ResourceResolverTests.checkFil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ResourceResolverTests.resolveFrom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UrlResource.TestUrlResourc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ResourceResolverTests.check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ResourceResolverTests.checkServletContex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Url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